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2104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9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2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8.5pt" style:font-size-asian="8.5pt" style:font-size-complex="8.5pt"/>
    </style:style>
    <style:style style:name="P25" style:family="paragraph" style:parent-style-name="Subtitle">
      <style:text-properties style:font-name="Merriweather2" fo:font-size="10pt" style:font-size-asian="10pt" style:font-size-complex="10pt"/>
    </style:style>
    <style:style style:name="P26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7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0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1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2"><text:bookmark text:name="_y7d3xdxnr44m"/>EXPERIENCE</text:p>
            <text:p text:style-name="P11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1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4"><text:bookmark text:name="_yk8luflkpwij"/>EDUCATION</text:p>
            <text:p text:style-name="P18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4"><text:span text:style-name="T22">Jun 2020</text:span> - <text:span text:style-name="T22">Sep</text:span> 2020</text:p>
            <text:p text:style-name="P27">B.E. <text:s/>in <text:s/>Biotechnology</text:p>
            <text:p text:style-name="P26"><text:span text:style-name="T10">Sathyabama University, </text:span><text:span text:style-name="T5">Chennai</text:span></text:p>
            <text:p text:style-name="P24"><text:bookmark text:name="_7vtcyzeczjot"/>2015 - 2020, Secured 70%</text:p>
            <text:p text:style-name="P10">BiPC</text:p>
            <text:p text:style-name="P25"><text:span text:style-name="T9">Sri <text:s/>Chaitanya Co-Ed Jr.College,</text:span><text:span text:style-name="T4"> Vijayawada</text:span></text:p>
            <text:p text:style-name="P23"><text:bookmark text:name="_miiyt1y6sl7g"/><text:span text:style-name="T26">2012 - 2014, Sec</text:span><text:span text:style-name="T27">u</text:span><text:span text:style-name="T26">red 81%</text:span> </text:p>
            <text:p text:style-name="P13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3">PHARMACOVIGILANCE SKILLS</text:p>
            <text:p text:style-name="P17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3"><text:bookmark text:name="_ca0awj8022e2"/>TECHNICAL SKILLS</text:p>
            <text:list xml:id="list3293873913" text:style-name="WWNum2">
              <text:list-header>
                <text:p text:style-name="P29"><text:span text:style-name="T11">Coding</text:span>: <text:s/>Python <text:s/>Automation and <text:s/>Web <text:s/>Design</text:p>
                <text:p text:style-name="P30"><text:span text:style-name="T11">System Administration</text:span>: Open Source <text:s/>Software; <text:s/>Linux</text:p>
              </text:list-header>
            </text:list>
            <text:list xml:id="list4135289014" text:style-name="WWNum1">
              <text:list-header>
                <text:p text:style-name="P31"><text:span text:style-name="T11">Programming Languages</text:span>: HTML5, CSS3, Python, JavaScript</text:p>
              </text:list-header>
            </text:list>
            <text:p text:style-name="P15"><text:bookmark text:name="_tuxh7mwdaxox"/><text:span text:style-name="T13">PERSONAL STRENGTHS</text:span> </text:p>
            <text:p text:style-name="P19"/>
            <text:p text:style-name="P22">Accuracy and Precision</text:p>
            <text:p text:style-name="P21">Excellent <text:s/>information <text:s/>input and output <text:s/>skills</text:p>
            <text:p text:style-name="P21"/>
            <text:p text:style-name="P22">Data Interpretation</text:p>
            <text:p text:style-name="P21">Good <text:s/>interpretation <text:s/>skills. Accurate <text:s/>data <text:s/>information reproduction</text:p>
            <text:p text:style-name="P21"/>
            <text:p text:style-name="P22">Communication Skills</text:p>
            <text:p text:style-name="P21">Adept at business, technical and <text:s/>conversational English. Can be a team member, or lead a 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2:21:11.929798035</dc:date>
    <dc:creator>Sasi Sarath</dc:creator>
    <meta:editing-duration>PT3H56M32S</meta:editing-duration>
    <meta:editing-cycles>4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07" meta:non-whitespace-character-count="1575"/>
  </office:meta>
</office:document-meta>
</file>